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9000000538736F7F7CD80616F.png" manifest:media-type="image/png"/>
  <manifest:file-entry manifest:full-path="Pictures/100002010000008E0000005CBD9F32568C802E2B.png" manifest:media-type="image/png"/>
  <manifest:file-entry manifest:full-path="Pictures/10000201000002A30000005367681D550163DCDC.png" manifest:media-type="image/png"/>
  <manifest:file-entry manifest:full-path="Pictures/10000201000002500000005324F3CD9A018A6908.png" manifest:media-type="image/png"/>
  <manifest:file-entry manifest:full-path="Pictures/100002010000004B0000004BAA6BB2CF29CD40C9.png" manifest:media-type="image/png"/>
  <manifest:file-entry manifest:full-path="Pictures/1000020100000043000000537F839A3EE26338B7.png" manifest:media-type="image/png"/>
  <manifest:file-entry manifest:full-path="Pictures/10000201000000320000002A3F098E512EBBCE0B.png" manifest:media-type="image/png"/>
  <manifest:file-entry manifest:full-path="Pictures/100002010000004300000053B6BFC9F936B5ABFC.png" manifest:media-type="image/png"/>
  <manifest:file-entry manifest:full-path="Pictures/10000201000000320000004BAC17FC2167E60264.png" manifest:media-type="image/png"/>
  <manifest:file-entry manifest:full-path="Pictures/100002010000013D0000004B3EE2DEBE9322BD55.png" manifest:media-type="image/png"/>
  <manifest:file-entry manifest:full-path="Pictures/10000201000000430000004BA8EEA7846473A3A1.png" manifest:media-type="image/png"/>
  <manifest:file-entry manifest:full-path="Pictures/10000201000000430000004B9062328B9EA67593.png" manifest:media-type="image/png"/>
  <manifest:file-entry manifest:full-path="Pictures/10000201000000430000004BDD114A906BB35C69.png" manifest:media-type="image/png"/>
  <manifest:file-entry manifest:full-path="Pictures/10000201000000530000004B82C55301FD14EBFE.png" manifest:media-type="image/png"/>
  <manifest:file-entry manifest:full-path="Pictures/10000201000000530000001120C84A40C1A13A73.png" manifest:media-type="image/png"/>
  <manifest:file-entry manifest:full-path="Pictures/100002010000004B0000004B00F00F5CF9BCA01F.png" manifest:media-type="image/png"/>
  <manifest:file-entry manifest:full-path="Pictures/100002010000004300000032A7397CD969045A79.png" manifest:media-type="image/png"/>
  <manifest:file-entry manifest:full-path="Pictures/1000020100000043000000320257C202FEA863CA.png" manifest:media-type="image/png"/>
  <manifest:file-entry manifest:full-path="Pictures/100002010000029B000000535A44DFCE7136F5F0.png" manifest:media-type="image/png"/>
  <manifest:file-entry manifest:full-path="Pictures/10000201000000430000003299F692D295413047.png" manifest:media-type="image/png"/>
  <manifest:file-entry manifest:full-path="Pictures/100002010000004300000032BDAB03EC7EA81FC3.png" manifest:media-type="image/png"/>
  <manifest:file-entry manifest:full-path="Pictures/100002010000004300000032EDE9ACE68DC7E78A.png" manifest:media-type="image/png"/>
  <manifest:file-entry manifest:full-path="Pictures/100002010000008E0000003AAB29ABC80210B763.png" manifest:media-type="image/png"/>
  <manifest:file-entry manifest:full-path="Pictures/10000201000000430000003252ABB99CCA4A451A.png" manifest:media-type="image/png"/>
  <manifest:file-entry manifest:full-path="Pictures/100002010000023F00000053423ED2162C9DEE22.png" manifest:media-type="image/png"/>
  <manifest:file-entry manifest:full-path="Pictures/100002010000014D0000005327780FFF67E5B376.png" manifest:media-type="image/png"/>
  <manifest:file-entry manifest:full-path="Pictures/100002010000002A0000002A216FA80E3C3C1B99.png" manifest:media-type="image/png"/>
  <manifest:file-entry manifest:full-path="Pictures/10000201000001C20000004BCAAC77DDA52088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09cm" fo:min-width="0.323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09cm" fo:min-width="0.323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09cm" fo:min-width="0.323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09cm" fo:min-width="0.323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>
      <style:graphic-properties svg:stroke-color="#000000" draw:fill="none" draw:textarea-vertical-align="middle" draw:auto-grow-height="false" fo:min-height="5.248cm" fo:min-width="0cm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7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4" style:family="graphic" style:parent-style-name="standard">
      <style:graphic-properties svg:stroke-color="#000000" draw:fill="solid" draw:fill-color="#ffffff" draw:opacity="0%" draw:textarea-horizontal-align="justify" draw:textarea-vertical-align="middle" draw:auto-grow-height="false" fo:min-height="0.35cm" fo:min-width="3.4cm" draw:shadow-opacity="0%"/>
    </style:style>
    <style:style style:name="gr15" style:family="graphic" style:parent-style-name="objectwithoutfill">
      <style:graphic-properties svg:stroke-color="#000000" draw:marker-end="Symmetric_20_Arrow" draw:fill="none" draw:textarea-vertical-align="middle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09cm" fo:min-width="0.323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>
      <style:graphic-properties svg:stroke-color="#000000" draw:fill="solid" draw:fill-color="#ffffff" draw:opacity="0%" draw:textarea-horizontal-align="justify" draw:textarea-vertical-align="middle" draw:auto-grow-height="false" fo:min-height="3.55cm" fo:min-width="5.6cm" draw:shadow-opacity="0%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09cm" fo:min-width="0.323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09cm" fo:min-width="0.323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56cm" fo:min-width="0.031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56cm" fo:min-width="0.032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56cm" fo:min-width="0.031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56cm" fo:min-width="0.032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7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1cm" fo:min-width="0.117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27cm" fo:min-width="0.138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09cm" fo:min-width="0.323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1cm" fo:min-width="0.117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56cm" fo:min-width="0.032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56cm" fo:min-width="0.032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1cm" fo:min-width="0.117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27cm" fo:min-width="0.138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0" draw:id="id10" draw:layer="layout" svg:width="1.163cm" svg:height="1.213cm" svg:x="5.34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.163cm" svg:height="1.213cm" svg:x="2.4cm" svg:y="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163cm" svg:height="1.213cm" svg:x="3.873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4cm" svg:height="0.4cm" svg:x="2.648cm" svg:y="9.395cm">
          <draw:image xlink:href="Pictures/10000201000000430000004BA8EEA7846473A3A1.png" xlink:type="simple" xlink:show="embed" xlink:actuate="onLoad">
            <text:p/>
          </draw:image>
        </draw:frame>
        <draw:frame draw:style-name="gr4" draw:text-style-name="P2" draw:layer="layout" svg:width="0.4cm" svg:height="0.4cm" svg:x="3.884cm" svg:y="9.395cm">
          <draw:image xlink:href="Pictures/10000201000000430000004BDD114A906BB35C69.png" xlink:type="simple" xlink:show="embed" xlink:actuate="onLoad">
            <text:p/>
          </draw:image>
        </draw:frame>
        <draw:frame draw:style-name="gr4" draw:text-style-name="P2" draw:layer="layout" svg:width="0.4cm" svg:height="0.4cm" svg:x="5.469cm" svg:y="9.395cm">
          <draw:image xlink:href="Pictures/10000201000000430000004B9062328B9EA67593.png" xlink:type="simple" xlink:show="embed" xlink:actuate="onLoad">
            <text:p/>
          </draw:image>
        </draw:frame>
        <draw:frame draw:style-name="gr4" draw:text-style-name="P2" draw:layer="layout" svg:width="0.4cm" svg:height="0.4cm" svg:x="7.752cm" svg:y="9.395cm">
          <draw:image xlink:href="Pictures/100002010000004B0000004B00F00F5CF9BCA01F.png" xlink:type="simple" xlink:show="embed" xlink:actuate="onLoad">
            <text:p/>
          </draw:image>
        </draw:frame>
        <draw:custom-shape draw:style-name="gr5" draw:text-style-name="P1" xml:id="id7" draw:id="id7" draw:layer="layout" svg:width="1.163cm" svg:height="1.213cm" svg:x="6.845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5.8cm" draw:transform="rotate (1.57411245237369) translate (2.5cm 10.22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2" draw:layer="layout" svg:width="0.21cm" svg:height="0.316cm" svg:x="5.218cm" svg:y="10.382cm">
          <draw:image xlink:href="Pictures/10000201000000320000004BAC17FC2167E60264.png" xlink:type="simple" xlink:show="embed" xlink:actuate="onLoad">
            <text:p/>
          </draw:image>
        </draw:frame>
        <draw:custom-shape draw:style-name="gr7" draw:text-style-name="P1" xml:id="id2" draw:id="id2" draw:layer="layout" svg:width="0.6cm" svg:height="0.6cm" svg:x="4.8cm" svg:y="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35cm" svg:height="0.316cm" svg:x="4.9cm" svg:y="8cm">
          <draw:image xlink:href="Pictures/10000201000000530000004B82C55301FD14EBFE.png" xlink:type="simple" xlink:show="embed" xlink:actuate="onLoad">
            <text:p/>
          </draw:image>
        </draw:frame>
        <draw:custom-shape draw:style-name="gr8" draw:text-style-name="P4" xml:id="id5" draw:id="id5" draw:layer="layout" svg:width="0.2cm" svg:height="0.198cm" svg:x="2.701cm" svg:y="9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4" draw:id="id4" draw:layer="layout" svg:width="0.2cm" svg:height="0.197cm" svg:x="3.961cm" svg:y="9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3" draw:id="id3" draw:layer="layout" svg:width="0.2cm" svg:height="0.197cm" svg:x="5.541cm" svg:y="9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" draw:id="id1" draw:layer="layout" svg:width="0.2cm" svg:height="0.198cm" svg:x="7.781cm" svg:y="9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curve" svg:x1="7.81cm" svg:y1="9.132cm" svg:x2="5.1cm" svg:y2="8.5cm" draw:start-shape="id1" draw:start-glue-point="5" draw:end-shape="id2" draw:end-glue-point="8" svg:d="M7810 9132c-1807 0-2710-210-2710-632" svg:viewBox="0 0 2711 633">
          <text:p/>
        </draw:connector>
        <draw:connector draw:style-name="gr12" draw:text-style-name="P3" draw:layer="layout" draw:type="curve" svg:x1="5.57cm" svg:y1="9.131cm" svg:x2="5.1cm" svg:y2="8.5cm" draw:start-shape="id3" draw:start-glue-point="5" draw:end-shape="id2" draw:end-glue-point="8" svg:d="M5570 9131c-314 0-470-210-470-631" svg:viewBox="0 0 471 632">
          <text:p/>
        </draw:connector>
        <draw:connector draw:style-name="gr12" draw:text-style-name="P3" draw:layer="layout" draw:type="curve" svg:x1="4.132cm" svg:y1="9.13cm" svg:x2="5.1cm" svg:y2="8.5cm" draw:start-shape="id4" draw:start-glue-point="11" draw:end-shape="id2" draw:end-glue-point="8" svg:d="M4132 9130c646 0 968-210 968-630" svg:viewBox="0 0 969 631">
          <text:p/>
        </draw:connector>
        <draw:connector draw:style-name="gr12" draw:text-style-name="P3" draw:layer="layout" draw:type="curve" svg:x1="2.872cm" svg:y1="9.13cm" svg:x2="5.1cm" svg:y2="8.5cm" draw:start-shape="id5" draw:start-glue-point="11" draw:end-shape="id2" draw:end-glue-point="8" svg:d="M2872 9130c1486 0 2228-210 2228-630" svg:viewBox="0 0 2229 631">
          <text:p/>
        </draw:connector>
        <draw:connector draw:style-name="gr13" draw:text-style-name="P3" draw:layer="layout" draw:type="curve" svg:x1="5.1cm" svg:y1="7.9cm" svg:x2="4.455cm" svg:y2="7.115cm" draw:start-shape="id2" draw:start-glue-point="4" draw:end-shape="id6" draw:end-glue-point="8" svg:d="M5100 7900c0-588-645-196-645-785" svg:viewBox="0 0 646 786">
          <text:p/>
        </draw:connector>
        <draw:connector draw:style-name="gr13" draw:text-style-name="P3" xml:id="id8" draw:id="id8" draw:layer="layout" draw:type="curve" svg:x1="5.101cm" svg:y1="7.901cm" svg:x2="7.427cm" svg:y2="7.114cm" draw:end-shape="id7" draw:end-glue-point="8" svg:d="M5101 7901c0-214 2326 179 2326-787" svg:viewBox="0 0 2327 788">
          <text:p/>
        </draw:connector>
        <draw:connector draw:style-name="gr13" draw:text-style-name="P3" draw:layer="layout" draw:type="curve" svg:x1="5.101cm" svg:y1="7.901cm" svg:x2="2.982cm" svg:y2="7.114cm" draw:start-shape="id8" draw:start-glue-point="2" draw:end-shape="id9" draw:end-glue-point="8" svg:d="M5101 7901c-1413 0-2119-262-2119-787" svg:viewBox="0 0 2120 788">
          <text:p/>
        </draw:connector>
        <draw:connector draw:style-name="gr13" draw:text-style-name="P3" draw:layer="layout" draw:type="curve" draw:line-skew="-0.283cm" svg:x1="5.101cm" svg:y1="7.901cm" svg:x2="5.926cm" svg:y2="7.113cm" draw:end-shape="id10" draw:end-glue-point="8" svg:d="M5101 7901c0-639 825-245 825-788" svg:viewBox="0 0 826 789">
          <text:p/>
        </draw:connector>
        <draw:frame draw:style-name="gr4" draw:text-style-name="P2" draw:layer="layout" svg:width="0.47cm" svg:height="0.094cm" svg:x="6.567cm" svg:y="9.506cm">
          <draw:image xlink:href="Pictures/10000201000000530000001120C84A40C1A13A73.png" xlink:type="simple" xlink:show="embed" xlink:actuate="onLoad">
            <text:p/>
          </draw:image>
        </draw:frame>
        <draw:frame draw:style-name="gr4" draw:text-style-name="P2" draw:layer="layout" svg:width="2.822cm" svg:height="0.35cm" svg:x="10.569cm" svg:y="2.851cm">
          <draw:image xlink:href="Pictures/100002010000029B000000535A44DFCE7136F5F0.png" xlink:type="simple" xlink:show="embed" xlink:actuate="onLoad">
            <text:p/>
          </draw:image>
        </draw:frame>
        <draw:custom-shape draw:style-name="gr14" draw:text-style-name="P5" xml:id="id13" draw:id="id13" draw:layer="layout" svg:width="3.9cm" svg:height="0.6cm" svg:x="10.1cm" svg:y="2.7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draw:type="curve" svg:x1="2.982cm" svg:y1="5.901cm" svg:x2="4.6cm" svg:y2="4.707cm" draw:start-shape="id9" draw:start-glue-point="4" draw:end-shape="id11" svg:d="M2982 5901c0-796 539-1194 1618-1194" svg:viewBox="0 0 1619 1195">
          <text:p/>
        </draw:connector>
        <draw:connector draw:style-name="gr15" draw:text-style-name="P3" draw:layer="layout" draw:type="curve" svg:x1="7.427cm" svg:y1="5.901cm" svg:x2="5.763cm" svg:y2="4.707cm" draw:start-shape="id7" draw:start-glue-point="4" draw:end-shape="id11" svg:d="M7427 5901c0-796-554-1194-1664-1194" svg:viewBox="0 0 1665 1195">
          <text:p/>
        </draw:connector>
        <draw:connector draw:style-name="gr15" draw:text-style-name="P3" draw:layer="layout" draw:type="curve" svg:x1="4.455cm" svg:y1="5.902cm" svg:x2="5.182cm" svg:y2="5.314cm" draw:start-shape="id6" draw:start-glue-point="4" draw:end-shape="id11" draw:end-glue-point="8" svg:d="M4455 5902c0-441 727-147 727-588" svg:viewBox="0 0 728 589">
          <text:p/>
        </draw:connector>
        <draw:connector draw:style-name="gr15" draw:text-style-name="P3" draw:layer="layout" draw:type="curve" svg:x1="5.926cm" svg:y1="5.9cm" svg:x2="5.182cm" svg:y2="5.314cm" draw:start-shape="id10" draw:start-glue-point="4" draw:end-shape="id11" draw:end-glue-point="8" svg:d="M5926 5900c0-439-744-147-744-586" svg:viewBox="0 0 745 587">
          <text:p/>
        </draw:connector>
        <draw:frame draw:style-name="gr4" draw:text-style-name="P2" draw:layer="layout" svg:width="0.4cm" svg:height="0.3cm" svg:x="2.8cm" svg:y="6.4cm">
          <draw:image xlink:href="Pictures/10000201000000430000003299F692D295413047.png" xlink:type="simple" xlink:show="embed" xlink:actuate="onLoad">
            <text:p/>
          </draw:image>
        </draw:frame>
        <draw:frame draw:style-name="gr4" draw:text-style-name="P2" draw:layer="layout" svg:width="0.4cm" svg:height="0.3cm" svg:x="4.3cm" svg:y="6.4cm">
          <draw:image xlink:href="Pictures/100002010000004300000032BDAB03EC7EA81FC3.png" xlink:type="simple" xlink:show="embed" xlink:actuate="onLoad">
            <text:p/>
          </draw:image>
        </draw:frame>
        <draw:frame draw:style-name="gr4" draw:text-style-name="P2" draw:layer="layout" svg:width="0.4cm" svg:height="0.3cm" svg:x="5.722cm" svg:y="6.392cm">
          <draw:image xlink:href="Pictures/100002010000004300000032EDE9ACE68DC7E78A.png" xlink:type="simple" xlink:show="embed" xlink:actuate="onLoad">
            <text:p/>
          </draw:image>
        </draw:frame>
        <draw:frame draw:style-name="gr4" draw:text-style-name="P2" draw:layer="layout" svg:width="0.4cm" svg:height="0.3cm" svg:x="7.221cm" svg:y="6.392cm">
          <draw:image xlink:href="Pictures/100002010000004300000032A7397CD969045A79.png" xlink:type="simple" xlink:show="embed" xlink:actuate="onLoad">
            <text:p/>
          </draw:image>
        </draw:frame>
        <draw:custom-shape draw:style-name="gr16" draw:text-style-name="P1" xml:id="id11" draw:id="id11" draw:layer="layout" svg:width="1.163cm" svg:height="1.213cm" svg:x="4.6cm" svg:y="4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3cm" svg:height="0.3cm" svg:x="5.076cm" svg:y="4.578cm">
          <draw:image xlink:href="Pictures/100002010000002A0000002A216FA80E3C3C1B99.png" xlink:type="simple" xlink:show="embed" xlink:actuate="onLoad">
            <text:p/>
          </draw:image>
        </draw:frame>
        <draw:custom-shape draw:style-name="gr17" draw:text-style-name="P5" xml:id="id12" draw:id="id12" draw:layer="layout" svg:width="6.1cm" svg:height="3.8cm" svg:x="2.2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04cm" svg:height="0.316cm" svg:x="2.293cm" svg:y="4.045cm">
          <draw:image xlink:href="Pictures/10000201000001C20000004BCAAC77DDA520883E.png" xlink:type="simple" xlink:show="embed" xlink:actuate="onLoad">
            <text:p/>
          </draw:image>
        </draw:frame>
        <draw:frame draw:style-name="gr4" draw:text-style-name="P2" draw:layer="layout" svg:width="1.408cm" svg:height="0.35cm" svg:x="5.841cm" svg:y="8.128cm">
          <draw:image xlink:href="Pictures/100002010000014D0000005327780FFF67E5B376.png" xlink:type="simple" xlink:show="embed" xlink:actuate="onLoad">
            <text:p/>
          </draw:image>
        </draw:frame>
        <draw:connector draw:style-name="gr13" draw:text-style-name="P3" draw:layer="layout" draw:type="curve" svg:x1="5.25cm" svg:y1="3.9cm" svg:x2="10.1cm" svg:y2="3cm" draw:start-shape="id12" draw:start-glue-point="0" draw:end-shape="id13" svg:d="M5250 3900c0-600 1616-900 4850-900" svg:viewBox="0 0 4851 901">
          <text:p/>
        </draw:connector>
        <draw:frame draw:style-name="gr4" draw:text-style-name="P2" draw:layer="layout" svg:width="1.34cm" svg:height="0.316cm" svg:x="6.275cm" svg:y="2.645cm">
          <draw:image xlink:href="Pictures/100002010000013D0000004B3EE2DEBE9322BD55.png" xlink:type="simple" xlink:show="embed" xlink:actuate="onLoad">
            <text:p/>
          </draw:image>
        </draw:frame>
        <draw:custom-shape draw:style-name="gr18" draw:text-style-name="P1" xml:id="id14" draw:id="id14" draw:layer="layout" svg:width="1.163cm" svg:height="1.213cm" svg:x="9.8cm" svg:y="5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3cm" svg:height="0.37cm" svg:x="10.149cm" svg:y="5.573cm">
          <draw:image xlink:href="Pictures/100002010000004300000053B6BFC9F936B5ABFC.png" xlink:type="simple" xlink:show="embed" xlink:actuate="onLoad">
            <text:p/>
          </draw:image>
        </draw:frame>
        <draw:custom-shape draw:style-name="gr19" draw:text-style-name="P1" xml:id="id15" draw:id="id15" draw:layer="layout" svg:width="1.163cm" svg:height="1.213cm" svg:x="11.3cm" svg:y="6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4cm" svg:height="0.3cm" svg:x="11.626cm" svg:y="7.31cm">
          <draw:image xlink:href="Pictures/1000020100000043000000320257C202FEA863CA.png" xlink:type="simple" xlink:show="embed" xlink:actuate="onLoad">
            <text:p/>
          </draw:image>
        </draw:frame>
        <draw:connector draw:style-name="gr20" draw:text-style-name="P3" draw:layer="layout" draw:type="curve" svg:x1="10.382cm" svg:y1="6.314cm" svg:x2="11.3cm" svg:y2="7.408cm" draw:start-shape="id14" draw:start-glue-point="8" draw:end-shape="id15" draw:end-glue-point="6" svg:d="M10382 6314c0 730 306 1094 918 1094" svg:viewBox="0 0 919 1095">
          <text:p/>
        </draw:connector>
        <draw:custom-shape draw:style-name="gr17" draw:text-style-name="P5" xml:id="id16" draw:id="id16" draw:layer="layout" svg:width="6.1cm" svg:height="3.8cm" svg:x="9.6cm" svg:y="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433cm" svg:height="0.35cm" svg:x="12.53cm" svg:y="5.251cm">
          <draw:image xlink:href="Pictures/100002010000023F00000053423ED2162C9DEE22.png" xlink:type="simple" xlink:show="embed" xlink:actuate="onLoad">
            <text:p/>
          </draw:image>
        </draw:frame>
        <draw:connector draw:style-name="gr13" draw:text-style-name="P3" draw:layer="layout" draw:type="curve" svg:x1="12.05cm" svg:y1="3.3cm" svg:x2="12.65cm" svg:y2="5cm" draw:start-shape="id13" draw:start-glue-point="2" draw:end-shape="id16" draw:end-glue-point="0" svg:d="M12050 3300c0 1275 600 425 600 1700" svg:viewBox="0 0 601 1701">
          <text:p/>
        </draw:connector>
        <draw:custom-shape draw:style-name="gr21" draw:text-style-name="P1" xml:id="id26" draw:id="id26" draw:layer="layout" svg:width="0.749cm" svg:height="0.714cm" svg:x="6.655cm" svg:y="1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22" draw:id="id22" draw:layer="layout" svg:width="0.75cm" svg:height="0.714cm" svg:x="5.1cm" svg:y="18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25" draw:id="id25" draw:layer="layout" svg:width="0.749cm" svg:height="0.714cm" svg:x="5.878cm" svg:y="1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4cm" svg:height="0.4cm" svg:x="2.648cm" svg:y="20.997cm">
          <draw:image xlink:href="Pictures/10000201000000430000004BA8EEA7846473A3A1.png" xlink:type="simple" xlink:show="embed" xlink:actuate="onLoad">
            <text:p/>
          </draw:image>
        </draw:frame>
        <draw:frame draw:style-name="gr4" draw:text-style-name="P2" draw:layer="layout" svg:width="0.4cm" svg:height="0.4cm" svg:x="3.884cm" svg:y="20.997cm">
          <draw:image xlink:href="Pictures/10000201000000430000004BDD114A906BB35C69.png" xlink:type="simple" xlink:show="embed" xlink:actuate="onLoad">
            <text:p/>
          </draw:image>
        </draw:frame>
        <draw:frame draw:style-name="gr4" draw:text-style-name="P2" draw:layer="layout" svg:width="0.4cm" svg:height="0.4cm" svg:x="5.469cm" svg:y="20.997cm">
          <draw:image xlink:href="Pictures/10000201000000430000004B9062328B9EA67593.png" xlink:type="simple" xlink:show="embed" xlink:actuate="onLoad">
            <text:p/>
          </draw:image>
        </draw:frame>
        <draw:frame draw:style-name="gr4" draw:text-style-name="P2" draw:layer="layout" svg:width="0.4cm" svg:height="0.4cm" svg:x="7.752cm" svg:y="20.997cm">
          <draw:image xlink:href="Pictures/100002010000004B0000004B00F00F5CF9BCA01F.png" xlink:type="simple" xlink:show="embed" xlink:actuate="onLoad">
            <text:p/>
          </draw:image>
        </draw:frame>
        <draw:custom-shape draw:style-name="gr24" draw:text-style-name="P1" xml:id="id23" draw:id="id23" draw:layer="layout" svg:width="0.75cm" svg:height="0.714cm" svg:x="7.45cm" svg:y="1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5.8cm" draw:transform="rotate (1.57411245237369) translate (2.5cm 21.82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2" draw:layer="layout" svg:width="0.21cm" svg:height="0.316cm" svg:x="5.218cm" svg:y="21.984cm">
          <draw:image xlink:href="Pictures/10000201000000320000004BAC17FC2167E60264.png" xlink:type="simple" xlink:show="embed" xlink:actuate="onLoad">
            <text:p/>
          </draw:image>
        </draw:frame>
        <draw:custom-shape draw:style-name="gr25" draw:text-style-name="P1" xml:id="id18" draw:id="id18" draw:layer="layout" svg:width="0.6cm" svg:height="0.6cm" svg:x="4.8cm" svg:y="19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21" draw:id="id21" draw:layer="layout" svg:width="0.2cm" svg:height="0.198cm" svg:x="2.701cm" svg:y="20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0" draw:id="id20" draw:layer="layout" svg:width="0.2cm" svg:height="0.197cm" svg:x="3.961cm" svg:y="20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xml:id="id19" draw:id="id19" draw:layer="layout" svg:width="0.2cm" svg:height="0.197cm" svg:x="5.541cm" svg:y="20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xml:id="id17" draw:id="id17" draw:layer="layout" svg:width="0.2cm" svg:height="0.198cm" svg:x="7.781cm" svg:y="20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curve" svg:x1="7.81cm" svg:y1="20.734cm" svg:x2="5.1cm" svg:y2="20.102cm" draw:start-shape="id17" draw:start-glue-point="5" draw:end-shape="id18" draw:end-glue-point="8" svg:d="M7810 20734c-1807 0-2710-210-2710-632" svg:viewBox="0 0 2711 633">
          <text:p/>
        </draw:connector>
        <draw:connector draw:style-name="gr12" draw:text-style-name="P3" draw:layer="layout" draw:type="curve" svg:x1="5.57cm" svg:y1="20.733cm" svg:x2="5.1cm" svg:y2="20.102cm" draw:start-shape="id19" draw:start-glue-point="5" draw:end-shape="id18" draw:end-glue-point="8" svg:d="M5570 20733c-314 0-470-210-470-631" svg:viewBox="0 0 471 632">
          <text:p/>
        </draw:connector>
        <draw:connector draw:style-name="gr12" draw:text-style-name="P3" draw:layer="layout" draw:type="curve" svg:x1="4.132cm" svg:y1="20.732cm" svg:x2="5.1cm" svg:y2="20.102cm" draw:start-shape="id20" draw:start-glue-point="11" draw:end-shape="id18" draw:end-glue-point="8" svg:d="M4132 20732c646 0 968-210 968-630" svg:viewBox="0 0 969 631">
          <text:p/>
        </draw:connector>
        <draw:connector draw:style-name="gr12" draw:text-style-name="P3" draw:layer="layout" draw:type="curve" svg:x1="2.872cm" svg:y1="20.732cm" svg:x2="5.1cm" svg:y2="20.102cm" draw:start-shape="id21" draw:start-glue-point="11" draw:end-shape="id18" draw:end-glue-point="8" svg:d="M2872 20732c1486 0 2228-210 2228-630" svg:viewBox="0 0 2229 631">
          <text:p/>
        </draw:connector>
        <draw:connector draw:style-name="gr13" draw:text-style-name="P3" draw:layer="layout" draw:type="curve" svg:x1="5.1cm" svg:y1="19.502cm" svg:x2="5.475cm" svg:y2="18.716cm" draw:start-shape="id18" draw:start-glue-point="4" draw:end-shape="id22" draw:end-glue-point="8" svg:d="M5100 19502c0-588 375-195 375-786" svg:viewBox="0 0 376 787">
          <text:p/>
        </draw:connector>
        <draw:connector draw:style-name="gr13" draw:text-style-name="P3" xml:id="id24" draw:id="id24" draw:layer="layout" draw:type="curve" svg:x1="5.101cm" svg:y1="19.503cm" svg:x2="7.825cm" svg:y2="18.716cm" draw:end-shape="id23" draw:end-glue-point="8" svg:d="M5101 19503c0-213 2724 180 2724-787" svg:viewBox="0 0 2725 788">
          <text:p/>
        </draw:connector>
        <draw:connector draw:style-name="gr13" draw:text-style-name="P3" draw:layer="layout" draw:type="curve" draw:line-skew="-0.749cm" svg:x1="5.101cm" svg:y1="19.503cm" svg:x2="6.253cm" svg:y2="18.717cm" draw:start-shape="id24" draw:start-glue-point="2" draw:end-shape="id25" draw:end-glue-point="8" svg:d="M5101 19503c0-372 1152 21 1152-786" svg:viewBox="0 0 1153 787">
          <text:p/>
        </draw:connector>
        <draw:connector draw:style-name="gr13" draw:text-style-name="P3" draw:layer="layout" draw:type="curve" draw:line-skew="-0.283cm" svg:x1="5.101cm" svg:y1="19.503cm" svg:x2="7.03cm" svg:y2="18.715cm" draw:end-shape="id26" draw:end-glue-point="8" svg:d="M5101 19503c0-639 1929-245 1929-788" svg:viewBox="0 0 1930 789">
          <text:p/>
        </draw:connector>
        <draw:frame draw:style-name="gr4" draw:text-style-name="P2" draw:layer="layout" svg:width="0.47cm" svg:height="0.094cm" svg:x="6.567cm" svg:y="21.108cm">
          <draw:image xlink:href="Pictures/10000201000000530000001120C84A40C1A13A73.png" xlink:type="simple" xlink:show="embed" xlink:actuate="onLoad">
            <text:p/>
          </draw:image>
        </draw:frame>
        <draw:custom-shape draw:style-name="gr14" draw:text-style-name="P5" xml:id="id29" draw:id="id29" draw:layer="layout" svg:width="3.9cm" svg:height="0.6cm" svg:x="10.1cm" svg:y="14.302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draw:type="curve" svg:x1="5.475cm" svg:y1="18.002cm" svg:x2="5.648cm" svg:y2="17.167cm" draw:start-shape="id22" draw:start-glue-point="4" draw:end-shape="id27" draw:end-glue-point="6" svg:d="M5475 18002c0-557 57-835 173-835" svg:viewBox="0 0 174 836">
          <text:p/>
        </draw:connector>
        <draw:connector draw:style-name="gr15" draw:text-style-name="P3" draw:layer="layout" draw:type="curve" svg:x1="7.825cm" svg:y1="18.002cm" svg:x2="6.519cm" svg:y2="17.167cm" draw:start-shape="id23" draw:start-glue-point="4" draw:end-shape="id27" svg:d="M7825 18002c0-557-435-835-1306-835" svg:viewBox="0 0 1307 836">
          <text:p/>
        </draw:connector>
        <draw:connector draw:style-name="gr15" draw:text-style-name="P3" draw:layer="layout" draw:type="curve" svg:x1="6.253cm" svg:y1="18.003cm" svg:x2="6.084cm" svg:y2="17.633cm" draw:start-shape="id25" draw:start-glue-point="4" draw:end-shape="id27" draw:end-glue-point="8" svg:d="M6253 18003c0-276-169-91-169-370" svg:viewBox="0 0 170 371">
          <text:p/>
        </draw:connector>
        <draw:connector draw:style-name="gr15" draw:text-style-name="P3" draw:layer="layout" draw:type="curve" svg:x1="7.03cm" svg:y1="18.001cm" svg:x2="6.519cm" svg:y2="17.167cm" draw:start-shape="id26" draw:start-glue-point="4" draw:end-shape="id27" draw:end-glue-point="10" svg:d="M7030 18001c0-556-170-834-511-834" svg:viewBox="0 0 512 835">
          <text:p/>
        </draw:connector>
        <draw:frame draw:style-name="gr4" draw:text-style-name="P2" draw:layer="layout" svg:width="0.258cm" svg:height="0.176cm" svg:x="5.358cm" svg:y="18.296cm">
          <draw:image xlink:href="Pictures/10000201000000430000003299F692D295413047.png" xlink:type="simple" xlink:show="embed" xlink:actuate="onLoad">
            <text:p/>
          </draw:image>
        </draw:frame>
        <draw:frame draw:style-name="gr4" draw:text-style-name="P2" draw:layer="layout" svg:width="0.258cm" svg:height="0.176cm" svg:x="6.153cm" svg:y="18.296cm">
          <draw:image xlink:href="Pictures/100002010000004300000032BDAB03EC7EA81FC3.png" xlink:type="simple" xlink:show="embed" xlink:actuate="onLoad">
            <text:p/>
          </draw:image>
        </draw:frame>
        <draw:frame draw:style-name="gr4" draw:text-style-name="P2" draw:layer="layout" svg:width="0.258cm" svg:height="0.177cm" svg:x="6.898cm" svg:y="18.291cm">
          <draw:image xlink:href="Pictures/100002010000004300000032EDE9ACE68DC7E78A.png" xlink:type="simple" xlink:show="embed" xlink:actuate="onLoad">
            <text:p/>
          </draw:image>
        </draw:frame>
        <draw:frame draw:style-name="gr4" draw:text-style-name="P2" draw:layer="layout" svg:width="0.257cm" svg:height="0.177cm" svg:x="7.693cm" svg:y="18.291cm">
          <draw:image xlink:href="Pictures/100002010000004300000032A7397CD969045A79.png" xlink:type="simple" xlink:show="embed" xlink:actuate="onLoad">
            <text:p/>
          </draw:image>
        </draw:frame>
        <draw:custom-shape draw:style-name="gr30" draw:text-style-name="P1" xml:id="id27" draw:id="id27" draw:layer="layout" svg:width="0.871cm" svg:height="0.932cm" svg:x="5.648cm" svg:y="16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28" draw:id="id28" draw:layer="layout" svg:width="6.1cm" svg:height="3.8cm" svg:x="2.2cm" svg:y="15.50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08cm" svg:height="0.35cm" svg:x="5.841cm" svg:y="19.73cm">
          <draw:image xlink:href="Pictures/100002010000014D0000005327780FFF67E5B376.png" xlink:type="simple" xlink:show="embed" xlink:actuate="onLoad">
            <text:p/>
          </draw:image>
        </draw:frame>
        <draw:connector draw:style-name="gr13" draw:text-style-name="P3" draw:layer="layout" draw:type="curve" svg:x1="5.25cm" svg:y1="15.502cm" svg:x2="10.1cm" svg:y2="14.602cm" draw:start-shape="id28" draw:start-glue-point="0" draw:end-shape="id29" svg:d="M5250 15502c0-600 1616-900 4850-900" svg:viewBox="0 0 4851 901">
          <text:p/>
        </draw:connector>
        <draw:frame draw:style-name="gr4" draw:text-style-name="P2" draw:layer="layout" svg:width="1.34cm" svg:height="0.316cm" svg:x="6.275cm" svg:y="14.247cm">
          <draw:image xlink:href="Pictures/100002010000013D0000004B3EE2DEBE9322BD55.png" xlink:type="simple" xlink:show="embed" xlink:actuate="onLoad">
            <text:p/>
          </draw:image>
        </draw:frame>
        <draw:custom-shape draw:style-name="gr31" draw:text-style-name="P1" xml:id="id30" draw:id="id30" draw:layer="layout" svg:width="0.9cm" svg:height="0.815cm" svg:x="9.8cm" svg:y="17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3cm" svg:height="0.37cm" svg:x="2.649cm" svg:y="18.275cm">
          <draw:image xlink:href="Pictures/100002010000004300000053B6BFC9F936B5ABFC.png" xlink:type="simple" xlink:show="embed" xlink:actuate="onLoad">
            <text:p/>
          </draw:image>
        </draw:frame>
        <draw:custom-shape draw:style-name="gr32" draw:text-style-name="P1" xml:id="id31" draw:id="id31" draw:layer="layout" svg:width="1.163cm" svg:height="1.213cm" svg:x="12.8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draw:type="curve" svg:x1="10.25cm" svg:y1="18.516cm" svg:x2="12.8cm" svg:y2="19.61cm" draw:start-shape="id30" draw:start-glue-point="8" draw:end-shape="id31" draw:end-glue-point="6" svg:d="M10250 18516c0 730 850 1094 2550 1094" svg:viewBox="0 0 2551 1095">
          <text:p/>
        </draw:connector>
        <draw:custom-shape draw:style-name="gr17" draw:text-style-name="P5" xml:id="id32" draw:id="id32" draw:layer="layout" svg:width="6.1cm" svg:height="3.8cm" svg:x="9.6cm" svg:y="16.602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curve" svg:x1="12.05cm" svg:y1="14.902cm" svg:x2="12.65cm" svg:y2="16.602cm" draw:start-shape="id29" draw:start-glue-point="2" draw:end-shape="id32" draw:end-glue-point="0" svg:d="M12050 14902c0 1275 600 425 600 1700" svg:viewBox="0 0 601 1701">
          <text:p/>
        </draw:connector>
        <draw:frame draw:style-name="gr4" draw:text-style-name="P2" draw:layer="layout" svg:width="0.3cm" svg:height="0.25cm" svg:x="5.933cm" svg:y="17.042cm">
          <draw:image xlink:href="Pictures/10000201000000320000002A3F098E512EBBCE0B.png" xlink:type="simple" xlink:show="embed" xlink:actuate="onLoad">
            <text:p/>
          </draw:image>
        </draw:frame>
        <draw:custom-shape draw:style-name="gr33" draw:text-style-name="P1" xml:id="id34" draw:id="id34" draw:layer="layout" svg:width="0.871cm" svg:height="0.932cm" svg:x="2.84cm" svg:y="16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4cm" svg:height="0.3cm" svg:x="3.083cm" svg:y="17.017cm">
          <draw:image xlink:href="Pictures/10000201000000430000003252ABB99CCA4A451A.png" xlink:type="simple" xlink:show="embed" xlink:actuate="onLoad">
            <text:p/>
          </draw:image>
        </draw:frame>
        <draw:custom-shape draw:style-name="gr34" draw:text-style-name="P1" xml:id="id33" draw:id="id33" draw:layer="layout" svg:width="0.75cm" svg:height="0.714cm" svg:x="2.301cm" svg:y="1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xml:id="id35" draw:id="id35" draw:layer="layout" svg:width="0.75cm" svg:height="0.714cm" svg:x="3.602cm" svg:y="18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2cm" svg:height="0.04cm" svg:x="3.267cm" svg:y="18.308cm">
          <draw:image xlink:href="Pictures/10000201000000530000001120C84A40C1A13A73.png" xlink:type="simple" xlink:show="embed" xlink:actuate="onLoad">
            <text:p/>
          </draw:image>
        </draw:frame>
        <draw:connector draw:style-name="gr20" draw:text-style-name="P3" draw:layer="layout" draw:type="curve" svg:x1="2.676cm" svg:y1="18.003cm" svg:x2="3.276cm" svg:y2="17.633cm" draw:start-shape="id33" draw:start-glue-point="4" draw:end-shape="id34" draw:end-glue-point="8" svg:d="M2676 18003c0-276 600-91 600-370" svg:viewBox="0 0 601 371">
          <text:p/>
        </draw:connector>
        <draw:connector draw:style-name="gr20" draw:text-style-name="P3" draw:layer="layout" draw:type="curve" svg:x1="3.977cm" svg:y1="18.004cm" svg:x2="3.276cm" svg:y2="17.633cm" draw:start-shape="id35" draw:start-glue-point="4" draw:end-shape="id34" draw:end-glue-point="8" svg:d="M3977 18004c0-277-701-92-701-371" svg:viewBox="0 0 702 372">
          <text:p/>
        </draw:connector>
        <draw:frame draw:style-name="gr4" draw:text-style-name="P2" draw:layer="layout" svg:width="0.282cm" svg:height="0.35cm" svg:x="3.864cm" svg:y="18.214cm">
          <draw:image xlink:href="Pictures/1000020100000043000000537F839A3EE26338B7.png" xlink:type="simple" xlink:show="embed" xlink:actuate="onLoad">
            <text:p/>
          </draw:image>
        </draw:frame>
        <draw:frame draw:style-name="gr4" draw:text-style-name="P2" draw:layer="layout" svg:width="0.3cm" svg:height="0.37cm" svg:x="2.549cm" svg:y="18.175cm">
          <draw:image xlink:href="Pictures/100002010000004300000053B6BFC9F936B5ABFC.png" xlink:type="simple" xlink:show="embed" xlink:actuate="onLoad">
            <text:p/>
          </draw:image>
        </draw:frame>
        <draw:custom-shape draw:style-name="gr36" draw:text-style-name="P1" xml:id="id36" draw:id="id36" draw:layer="layout" svg:width="0.871cm" svg:height="0.932cm" svg:x="4.248cm" svg:y="15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3cm" svg:height="0.3cm" svg:x="4.503cm" svg:y="16.11cm">
          <draw:image xlink:href="Pictures/100002010000002A0000002A216FA80E3C3C1B99.png" xlink:type="simple" xlink:show="embed" xlink:actuate="onLoad">
            <text:p/>
          </draw:image>
        </draw:frame>
        <draw:frame draw:style-name="gr4" draw:text-style-name="P2" draw:layer="layout" svg:width="0.316cm" svg:height="0.316cm" svg:x="4.899cm" svg:y="19.669cm">
          <draw:image xlink:href="Pictures/100002010000004B0000004BAA6BB2CF29CD40C9.png" xlink:type="simple" xlink:show="embed" xlink:actuate="onLoad">
            <text:p/>
          </draw:image>
        </draw:frame>
        <draw:connector draw:style-name="gr20" draw:text-style-name="P3" draw:layer="layout" draw:type="curve" svg:x1="3.276cm" svg:y1="16.701cm" svg:x2="4.248cm" svg:y2="16.268cm" draw:start-shape="id34" draw:start-glue-point="4" draw:end-shape="id36" draw:end-glue-point="6" svg:d="M3276 16701c0-289 324-433 972-433" svg:viewBox="0 0 973 434">
          <text:p/>
        </draw:connector>
        <draw:connector draw:style-name="gr20" draw:text-style-name="P3" draw:layer="layout" draw:type="curve" svg:x1="6.084cm" svg:y1="16.701cm" svg:x2="5.119cm" svg:y2="16.268cm" draw:start-shape="id27" draw:start-glue-point="4" draw:end-shape="id36" draw:end-glue-point="10" svg:d="M6084 16701c0-289-321-433-965-433" svg:viewBox="0 0 966 434">
          <text:p/>
        </draw:connector>
        <draw:frame draw:style-name="gr4" draw:text-style-name="P2" draw:layer="layout" svg:width="2.505cm" svg:height="0.35cm" svg:x="5.6cm" svg:y="15.651cm">
          <draw:image xlink:href="Pictures/10000201000002500000005324F3CD9A018A6908.png" xlink:type="simple" xlink:show="embed" xlink:actuate="onLoad">
            <text:p/>
          </draw:image>
        </draw:frame>
        <draw:frame draw:style-name="gr4" draw:text-style-name="P2" draw:layer="layout" svg:width="2.856cm" svg:height="0.35cm" svg:x="12.644cm" svg:y="16.701cm">
          <draw:image xlink:href="Pictures/10000201000002A30000005367681D550163DCDC.png" xlink:type="simple" xlink:show="embed" xlink:actuate="onLoad">
            <text:p/>
          </draw:image>
        </draw:frame>
        <draw:frame draw:style-name="gr4" draw:text-style-name="P2" draw:layer="layout" svg:width="0.74cm" svg:height="0.3cm" svg:x="12.972cm" svg:y="19.531cm">
          <draw:image xlink:href="Pictures/100002010000008E0000003AAB29ABC80210B763.png" xlink:type="simple" xlink:show="embed" xlink:actuate="onLoad">
            <text:p/>
          </draw:image>
        </draw:frame>
        <draw:custom-shape draw:style-name="gr37" draw:text-style-name="P1" xml:id="id37" draw:id="id37" draw:layer="layout" svg:width="0.9cm" svg:height="0.815cm" svg:x="11.901cm" svg:y="17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3cm" svg:height="0.37cm" svg:x="10.149cm" svg:y="17.975cm">
          <draw:image xlink:href="Pictures/100002010000004300000053B6BFC9F936B5ABFC.png" xlink:type="simple" xlink:show="embed" xlink:actuate="onLoad">
            <text:p/>
          </draw:image>
        </draw:frame>
        <draw:frame draw:style-name="gr4" draw:text-style-name="P2" draw:layer="layout" svg:width="0.6cm" svg:height="0.388cm" svg:x="12.044cm" svg:y="17.932cm">
          <draw:image xlink:href="Pictures/100002010000008E0000005CBD9F32568C802E2B.png" xlink:type="simple" xlink:show="embed" xlink:actuate="onLoad">
            <text:p/>
          </draw:image>
        </draw:frame>
        <draw:frame draw:style-name="gr4" draw:text-style-name="P2" draw:layer="layout" svg:width="0.47cm" svg:height="0.094cm" svg:x="11.067cm" svg:y="18.008cm">
          <draw:image xlink:href="Pictures/10000201000000530000001120C84A40C1A13A73.png" xlink:type="simple" xlink:show="embed" xlink:actuate="onLoad">
            <text:p/>
          </draw:image>
        </draw:frame>
        <draw:connector draw:style-name="gr20" draw:text-style-name="P3" draw:layer="layout" draw:type="curve" svg:x1="12.351cm" svg:y1="18.516cm" svg:x2="13.382cm" svg:y2="19.003cm" draw:start-shape="id37" draw:start-glue-point="8" draw:end-shape="id31" draw:end-glue-point="4" svg:d="M12351 18516c0 364 1031 121 1031 487" svg:viewBox="0 0 1032 488">
          <text:p/>
        </draw:connector>
        <draw:frame draw:style-name="gr4" draw:text-style-name="P2" draw:layer="layout" svg:width="2.678cm" svg:height="0.35cm" svg:x="10.609cm" svg:y="14.483cm">
          <draw:image xlink:href="Pictures/1000020100000279000000538736F7F7CD80616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19:32:30.105102435</meta:creation-date>
    <dc:date>2019-05-27T20:32:14.004195306</dc:date>
    <meta:editing-duration>PT14M2S</meta:editing-duration>
    <meta:editing-cycles>3</meta:editing-cycles>
    <meta:generator>LibreOffice/6.0.7.3$Linux_X86_64 LibreOffice_project/00m0$Build-3</meta:generator>
    <meta:document-statistic meta:object-count="118"/>
  </office:meta>
</office:document-meta>
</file>